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87d" officeooo:paragraph-rsid="0007a87d"/>
    </style:style>
    <style:style style:name="P2" style:family="paragraph" style:parent-style-name="Standard">
      <style:text-properties officeooo:rsid="0009ce78" officeooo:paragraph-rsid="0009ce78"/>
    </style:style>
    <style:style style:name="P3" style:family="paragraph" style:parent-style-name="Standard">
      <style:text-properties officeooo:rsid="0009ce78" officeooo:paragraph-rsid="0009fd69"/>
    </style:style>
    <style:style style:name="P4" style:family="paragraph" style:parent-style-name="Standard">
      <style:text-properties officeooo:rsid="0009fd69" officeooo:paragraph-rsid="0009fd69"/>
    </style:style>
    <style:style style:name="T1" style:family="text">
      <style:text-properties officeooo:rsid="000962f1"/>
    </style:style>
    <style:style style:name="T2" style:family="text">
      <style:text-properties officeooo:rsid="0009fd69"/>
    </style:style>
    <style:style style:name="T3" style:family="text">
      <style:text-properties officeooo:rsid="000a1b04"/>
    </style:style>
    <style:style style:name="T4" style:family="text">
      <style:text-properties officeooo:rsid="000a2b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DENAÇÃO DE DADOS</text:p>
      <text:p text:style-name="P1"/>
      <text:p text:style-name="P1"><text:tab/>A ordenação de dados é um dos problemas mais antigos da história da humanidade, datando de eras tão antigas quanto o tempo em que o ser humano começou a trabalhar com quantias na vida cotidiana. Com o advento dos computadores, a ordenação de dados evoluiu muito devido ao fato de que se tornou possível implementar métodos complexos com custo mínimo. Isso significa dizer que na ciência de ordenação de dados atual, existem maneiras cada vez mais otimizadas para ordenar dados, tanto genericamente quanto especificamente. <text:span text:style-name="T1">Alguns dos algoritmos usados para ordenar dados são o quick sort, o counting sort e o cycle sort, os quais serão apresentados neste trabalho.</text:span></text:p>
      <text:p text:style-name="P1"/>
      <text:p text:style-name="P2">QUICK SORT</text:p>
      <text:p text:style-name="P2"/>
      <text:p text:style-name="P3"><text:tab/>O quick sort é atualmente considerado <text:span text:style-name="T2">um dos algoritmos </text:span>mais rápido<text:span text:style-name="T2">s</text:span> de propósito geral para ordenar dados. Trata-se de uma abordagem baseada na lógica de “dividir e conquistar”, possuindo como vantagens principais:</text:p>
      <text:p text:style-name="P3"><text:span text:style-name="T2">1. F</text:span>unciona bem para grandes quantidades de dados;</text:p>
      <text:p text:style-name="P3"><text:span text:style-name="T2">2. N</text:span>ão <text:span text:style-name="T2">consome </text:span>muita memória adicional, <text:span text:style-name="T2">por ser um algoritmo que não necessariamente utiliza estruturas de dados auxiliares;</text:span></text:p>
      <text:p text:style-name="P4">3. É genérico, o que significa que pode se adaptar para vários tipos de dados;</text:p>
      <text:p text:style-name="P4"><text:tab/>Além disso, uma das características mais notáveis do quick sort é o fato de que ele deve selecionar um “pivô”, que será um dado a partir do qual a ordenação começará, de forma que, <text:span text:style-name="T3">em uma lógica de vetores, </text:span>valores menores do que o pivô ficam à sua esquerda, e valores maiores à direita. Para o bom funcionamento do quick sort, é fundamental que um bom pivô seja selecionado, <text:span text:style-name="T3">já que a escolha de um pivô ruim afeta o desempenho do algoritmo, acarretando o fenômeno chamado “degeneração”, que é o desbalanceamento dos subconjuntos gerados pelo quick sort. Idealmente, o pivô ideal seria o dado que está no centro do conjunto em termos de grandeza de valores, pois isso faria o quick sort dividir o conjunto de números em 2 subconjuntos balanceados.</text:span></text:p>
      <text:p text:style-name="P4"><text:tab/><text:span text:style-name="T4">Devido à degeneração afetar significativamente o desempenho do quick sort, a maioria dos problemas do algoritmo estão relacionados a esse fenômeno.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15:22:36.666000000</meta:creation-date>
    <dc:date>2023-09-19T15:56:43.003000000</dc:date>
    <meta:editing-duration>PT1H43M45S</meta:editing-duration>
    <meta:editing-cycles>6</meta:editing-cycles>
    <meta:generator>LibreOffice/7.5.2.2$Windows_X86_64 LibreOffice_project/53bb9681a964705cf672590721dbc85eb4d0c3a2</meta:generator>
    <meta:document-statistic meta:table-count="0" meta:image-count="0" meta:object-count="0" meta:page-count="1" meta:paragraph-count="9" meta:word-count="338" meta:character-count="2057" meta:non-whitespace-character-count="1723"/>
  </office:meta>
</office:document-meta>
</file>